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1A000000423576346A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7.903cm" style:page-number="auto" table:align="margins" style:writing-mode="lr-tb"/>
    </style:style>
    <style:style style:name="Tabla1.A" style:family="table-column">
      <style:table-column-properties style:column-width="17.903cm" style:rel-column-width="65535*"/>
    </style:style>
    <style:style style:name="Tabla1.A1" style:family="table-cell">
      <style:table-cell-properties fo:padding="0.097cm" fo:border-left="none" fo:border-right="none" fo:border-top="none" fo:border-bottom="0.088cm solid #000000"/>
    </style:style>
    <style:style style:name="Table3" style:family="table">
      <style:table-properties style:width="17.903cm" table:align="margins" style:writing-mode="lr-tb"/>
    </style:style>
    <style:style style:name="Table3.A" style:family="table-column">
      <style:table-column-properties style:column-width="17.903cm" style:rel-column-width="65535*"/>
    </style:style>
    <style:style style:name="Table3.A1" style:family="table-cell">
      <style:table-cell-properties fo:padding="0.097cm" fo:border-left="none" fo:border-right="none" fo:border-top="none" fo:border-bottom="0.035cm solid #000000"/>
    </style:style>
    <style:style style:name="Table1" style:family="table">
      <style:table-properties style:width="17.903cm" table:align="margins" style:writing-mode="lr-tb"/>
    </style:style>
    <style:style style:name="Table1.A" style:family="table-column">
      <style:table-column-properties style:column-width="17.903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17.903cm" table:align="margins" style:writing-mode="lr-tb"/>
    </style:style>
    <style:style style:name="Table2.A" style:family="table-column">
      <style:table-column-properties style:column-width="17.903cm" style:rel-column-width="65535*"/>
    </style:style>
    <style:style style:name="Table2.A1" style:family="table-cell">
      <style:table-cell-properties fo:padding="0.097cm" fo:border="0.002cm solid #000000"/>
    </style:style>
    <style:style style:name="Table6" style:family="table">
      <style:table-properties style:width="17.903cm" table:align="margins" style:writing-mode="lr-tb"/>
    </style:style>
    <style:style style:name="Table6.A" style:family="table-column">
      <style:table-column-properties style:column-width="17.903cm" style:rel-column-width="65535*"/>
    </style:style>
    <style:style style:name="Table6.A1" style:family="table-cell">
      <style:table-cell-properties fo:padding="0.097cm" fo:border="0.002cm solid #000000"/>
    </style:style>
    <style:style style:name="Table8" style:family="table">
      <style:table-properties style:width="17.903cm" table:align="margins" style:writing-mode="lr-tb"/>
    </style:style>
    <style:style style:name="Table8.A" style:family="table-column">
      <style:table-column-properties style:column-width="17.903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7.903cm" table:align="margins" style:writing-mode="lr-tb"/>
    </style:style>
    <style:style style:name="Table9.A" style:family="table-column">
      <style:table-column-properties style:column-width="17.903cm" style:rel-column-width="65535*"/>
    </style:style>
    <style:style style:name="Table9.A1" style:family="table-cell">
      <style:table-cell-properties fo:padding="0.097cm" fo:border="0.002cm solid #000000"/>
    </style:style>
    <style:style style:name="Table10" style:family="table">
      <style:table-properties style:width="17.903cm" table:align="margins" style:writing-mode="lr-tb"/>
    </style:style>
    <style:style style:name="Table10.A" style:family="table-column">
      <style:table-column-properties style:column-width="17.903cm" style:rel-column-width="65535*"/>
    </style:style>
    <style:style style:name="Table10.A1" style:family="table-cell">
      <style:table-cell-properties fo:padding="0.097cm" fo:border="0.002cm solid #000000"/>
    </style:style>
    <style:style style:name="Table12" style:family="table">
      <style:table-properties style:width="17.903cm" table:align="margins" style:writing-mode="lr-tb"/>
    </style:style>
    <style:style style:name="Table12.A" style:family="table-column">
      <style:table-column-properties style:column-width="17.903cm" style:rel-column-width="65535*"/>
    </style:style>
    <style:style style:name="Table12.A1" style:family="table-cell">
      <style:table-cell-properties fo:padding="0.097cm" fo:border="0.002cm solid #000000"/>
    </style:style>
    <style:style style:name="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P2" style:family="paragraph" style:parent-style-name="Encabezado1">
      <style:paragraph-properties fo:margin-top="0cm" fo:margin-bottom="0cm" fo:line-height="100%"/>
      <style:text-properties fo:color="#999999"/>
    </style:style>
    <style:style style:name="P3" style:family="paragraph" style:parent-style-name="Pie_20_de_20_página1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font-name="DejaVu Serif1" fo:font-size="10pt" style:font-size-asian="10pt" style:font-name-complex="Tahoma" style:font-size-complex="10pt"/>
    </style:style>
    <style:style style:name="P6" style:family="paragraph" style:parent-style-name="Heading">
      <style:text-properties fo:font-size="18pt" style:font-size-asian="18pt" style:font-size-complex="18pt"/>
    </style:style>
    <style:style style:name="P7" style:family="paragraph" style:parent-style-name="Standard" style:master-page-name="Standard">
      <style:paragraph-properties fo:margin-top="0.3cm" fo:margin-bottom="0.15cm" fo:text-align="justify" style:justify-single-word="false" style:page-number="auto" fo:keep-with-next="always"/>
      <style:text-properties style:use-window-font-color="true" style:font-name="Arial" fo:font-size="24pt" fo:font-weight="bold" style:font-size-asian="24pt" style:font-weight-asian="bold" style:font-name-complex="Tahoma" style:font-size-complex="24pt"/>
    </style:style>
    <style:style style:name="T1" style:family="text">
      <style:text-properties fo:color="#999999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7"><draw:frame draw:style-name="fr1" draw:name="graphics1" text:anchor-type="paragraph" svg:width="17.709cm" svg:height="1.113cm" draw:z-index="0"><draw:image xlink:href="Pictures/100002010000041A000000423576346A.png" xlink:type="simple" xlink:show="embed" xlink:actuate="onLoad"/></draw:frame>Sistemas Operativos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P6">Formulario de auto-evaluación</text:p>
            <text:p text:style-name="Heading">Modulo 2. Sesión 5. Llamadas al sistema para gestión y control de señales.</text:p>
          </table:table-cell>
        </table:table-row>
      </table:table>
      <text:p text:style-name="Standard"/>
      <text:p text:style-name="P4">Nombre y apellidos: 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Jesús Manuel García Palma</text:p>
          </table:table-cell>
        </table:table-row>
      </table:table>
      <text:p text:style-name="Standard"/>
      <text:p text:style-name="P4">a) Cuestionario de actitud frente al trabajo.</text:p>
      <text:p text:style-name="Standard">El tiempo que he dedicado a la preparación de la sesión antes de asistir al laboratorio ha sido de …... minutos.</text:p>
      <text:p text:style-name="Standard">1. He resuelto todas las dudas que tenía antes de iniciar la sesión de prácticas: …... (si/no). En caso de haber contestado “no”, indica los motivos por los que no las has resuelto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2. Tengo que trabajar algo más los conceptos sob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3. Comentarios y sugerencias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4"><text:soft-page-break/>b) Cuestionario de conocimientos adquiridos.</text:p>
      <text:p text:style-name="Standard">Mi solución al <text:span text:style-name="T2">ejercicio 2</text:span> ha sido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#include &lt;stdio.h&gt;</text:p>
            <text:p text:style-name="Table_20_Contents">#include &lt;signal.h&gt;</text:p>
            <text:p text:style-name="Table_20_Contents">static int j;</text:p>
            <text:p text:style-name="Table_20_Contents">static int contadores[31];</text:p>
            <text:p text:style-name="Table_20_Contents">static void handler (int i){</text:p>
            <text:p text:style-name="Table_20_Contents">contadores[i]++;</text:p>
            <text:p text:style-name="Table_20_Contents">printf("\n La señal %d , se ha realizado %d veces. " , i ,</text:p>
            <text:p text:style-name="Table_20_Contents">contadores[i]);</text:p>
            <text:p text:style-name="Table_20_Contents">}</text:p>
            <text:p text:style-name="Table_20_Contents">int main()</text:p>
            <text:p text:style-name="Table_20_Contents">{</text:p>
            <text:p text:style-name="Table_20_Contents">struct sigaction sa;</text:p>
            <text:p text:style-name="Table_20_Contents">sa.sa_handler = handler; // ignora la señal</text:p>
            <text:p text:style-name="Table_20_Contents">sigemptyset(&amp;sa.sa_mask);</text:p>
            <text:p text:style-name="Table_20_Contents">//Reiniciar las funciones que hayan sido interrumpidas por un manejador</text:p>
            <text:p text:style-name="Table_20_Contents">sa.sa_flags = SA_RESTART;</text:p>
            <text:p text:style-name="Table_20_Contents">int contadores[31];</text:p>
            <text:p text:style-name="Table_20_Contents">for ( j = 1 ; j&lt;=31 ; j++)</text:p>
            <text:p text:style-name="Table_20_Contents">contadores[j] = 0;</text:p>
            <text:p text:style-name="Table_20_Contents">int i;</text:p>
            <text:p text:style-name="Table_20_Contents">for ( i = 1 ; i&lt;=60 ; i++){</text:p>
            <text:p text:style-name="Table_20_Contents">if (sigaction(i, &amp;sa, NULL) == -1)</text:p>
            <text:p text:style-name="Table_20_Contents">{</text:p>
            <text:p text:style-name="Table_20_Contents">printf("error en el manejador");}}while(1);</text:p>
            <text:p text:style-name="Table_20_Contents">}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><text:soft-page-break/></text:p>
      <text:p text:style-name="Standard">Mi solución a la <text:span text:style-name="T2">ejercicio 3</text:span> ha sido: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/>
            <text:p text:style-name="Table_20_Contents">#include &lt;stdio.h&gt;</text:p>
            <text:p text:style-name="Table_20_Contents">#include &lt;signal.h&gt;</text:p>
            <text:p text:style-name="Table_20_Contents"/>
            <text:p text:style-name="Table_20_Contents">int main()</text:p>
            <text:p text:style-name="Table_20_Contents">{</text:p>
            <text:p text:style-name="Table_20_Contents">sigset_t new_mask;</text:p>
            <text:p text:style-name="Table_20_Contents">sigemptyset(&amp;new_mask);</text:p>
            <text:p text:style-name="Table_20_Contents">sigfillset(&amp;new_mask);</text:p>
            <text:p text:style-name="Table_20_Contents">sigdelset(&amp;new_mask , SIGUSR1);</text:p>
            <text:p text:style-name="Table_20_Contents">sigsuspend(&amp;new_mask);</text:p>
            <text:p text:style-name="Table_20_Contents">}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Mi solución a la <text:span text:style-name="T2">ejercicio 4</text:span> ha sido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El programa ofrecido lo que hace es crear una máscara en la que sólo se añade la señal SIGTERM. Después se aplica la máscara y se bloquea dicha señal, realiza un sleep de 10 segundos y si durante ese tiempo no se le manda esta señal no hará nada ya que se encuentra bloqueado. Una vez se acaban los 10 segundos de sleep, se desbloquea la señal y la máscara continúa y verifica si se ha introducido comprobando que la variable signal_recibida está activada, en caso de ser cierto nos dice que la señal ha sido recibida, en caso de que nó, el programa acaba sin mostrar nada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justify" style:justify-single-word="false" fo:orphans="2" fo:widows="2" style:writing-mode="lr-tb"/>
      <style:text-properties style:use-window-font-color="true" style:font-name="DejaVu Serif" fo:font-size="10pt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Epígrafe1" style:family="paragraph" style:parent-style-name="Standard"/>
    <style:style style:name="Balloon_20_Text" style:display-name="Balloon Text" style:family="paragraph" style:parent-style-name="Standard"/>
    <style:style style:name="caption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ítulo_20_21" style:display-name="Título 21" style:family="paragraph" style:parent-style-name="Heading"/>
    <style:style style:name="Título_20_31" style:display-name="Título 31" style:family="paragraph" style:parent-style-name="Heading"/>
    <style:style style:name="Título_20_11" style:display-name="Título 11" style:family="paragraph" style:parent-style-name="Heading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5.001cm"/>
        </style:tab-stops>
      </style:paragraph-properties>
    </style:style>
    <style:style style:name="Título_20_41" style:display-name="Título 41" style:family="paragraph" style:parent-style-name="Heading"/>
    <style:style style:name="Título_20_51" style:display-name="Título 51" style:family="paragraph" style:parent-style-name="Heading"/>
    <style:style style:name="Título_20_71" style:display-name="Título 71" style:family="paragraph" style:parent-style-name="Heading"/>
    <style:style style:name="Table" style:family="paragraph" style:parent-style-name="Epígrafe1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Pie_20_de_20_página1" style:display-name="Pie de página1" style:family="paragraph" style:parent-style-name="Standard"/>
    <style:style style:name="Encabezado1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-asian="OpenSymbol1" style:font-name-complex="OpenSymbol1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Num1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2">
      <text:list-level-style-bullet text:level="1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•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◦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▪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3">
      <text:list-level-style-bullet text:level="1" text:style-name="ListLabel_20_1" text:bullet-char="➢">
        <style:list-level-properties/>
        <style:text-properties fo:font-family="StarSymbol"/>
      </text:list-level-style-bullet>
      <text:list-level-style-bullet text:level="2" text:style-name="ListLabel_20_1" text:bullet-char="➢">
        <style:list-level-properties/>
        <style:text-properties fo:font-family="StarSymbol"/>
      </text:list-level-style-bullet>
      <text:list-level-style-bullet text:level="3" text:style-name="ListLabel_20_1" text:bullet-char="➢">
        <style:list-level-properties/>
        <style:text-properties fo:font-family="StarSymbol"/>
      </text:list-level-style-bullet>
      <text:list-level-style-bullet text:level="4" text:style-name="ListLabel_20_1" text:bullet-char="➢">
        <style:list-level-properties/>
        <style:text-properties fo:font-family="StarSymbol"/>
      </text:list-level-style-bullet>
      <text:list-level-style-bullet text:level="5" text:style-name="ListLabel_20_1" text:bullet-char="➢">
        <style:list-level-properties/>
        <style:text-properties fo:font-family="StarSymbol"/>
      </text:list-level-style-bullet>
      <text:list-level-style-bullet text:level="6" text:style-name="ListLabel_20_1" text:bullet-char="➢">
        <style:list-level-properties/>
        <style:text-properties fo:font-family="StarSymbol"/>
      </text:list-level-style-bullet>
      <text:list-level-style-bullet text:level="7" text:style-name="ListLabel_20_1" text:bullet-char="➢">
        <style:list-level-properties/>
        <style:text-properties fo:font-family="StarSymbol"/>
      </text:list-level-style-bullet>
      <text:list-level-style-bullet text:level="8" text:style-name="ListLabel_20_1" text:bullet-char="➢">
        <style:list-level-properties/>
        <style:text-properties fo:font-family="StarSymbol"/>
      </text:list-level-style-bullet>
      <text:list-level-style-bullet text:level="9" text:style-name="ListLabel_20_1" text:bullet-char="➢">
        <style:list-level-properties/>
        <style:text-properties fo:font-family="Star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4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6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7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8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9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0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1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2">
      <text:list-level-style-bullet text:level="1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2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3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4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5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6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7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8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bullet text:level="9" text:style-name="ListLabel_20_1" text:bullet-char="–">
        <style:list-level-properties/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/>
      </text:list-level-style-number>
    </text:list-style>
    <text:list-style style:name="WWNum13">
      <text:list-level-style-number text:level="1" style:num-suffix="." style:num-format="1">
        <style:list-level-properties/>
      </text:list-level-style-number>
      <text:list-level-style-number text:level="2" style:num-suffix=")" style:num-format="a">
        <style:list-level-properties/>
      </text:list-level-style-number>
      <text:list-level-style-number text:level="3" style:num-suffix="." style:num-format="1" text:display-levels="2">
        <style:list-level-properties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1" text:display-levels="4">
        <style:list-level-properties/>
      </text:list-level-style-number>
      <text:list-level-style-number text:level="6" style:num-suffix="." style:num-format="1" text:display-levels="5">
        <style:list-level-properties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1" text:display-levels="7">
        <style:list-level-properties/>
      </text:list-level-style-number>
      <text:list-level-style-number text:level="9" style:num-suffix="." style:num-format="1" text:display-levels="8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Num1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7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1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19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0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1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2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3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4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5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6">
      <text:list-level-style-bullet text:level="1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2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3" text:bullet-char="">
        <style:list-level-properties/>
        <style:text-properties fo:font-family="Wingdings"/>
      </text:list-level-style-bullet>
      <text:list-level-style-bullet text:level="4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5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6" text:bullet-char="">
        <style:list-level-properties/>
        <style:text-properties fo:font-family="Wingdings"/>
      </text:list-level-style-bullet>
      <text:list-level-style-bullet text:level="7" text:bullet-char="">
        <style:list-level-properties/>
        <style:text-properties fo:font-family="Symbol" style:font-style-name="Regular" style:font-pitch="variable" style:font-charset="x-symbol"/>
      </text:list-level-style-bullet>
      <text:list-level-style-bullet text:level="8" text:style-name="ListLabel_20_2" text:bullet-char="o">
        <style:list-level-properties/>
        <style:text-properties fo:font-family="'Courier New'" style:font-style-name="Normal" style:font-family-generic="modern" style:font-pitch="fixed"/>
      </text:list-level-style-bullet>
      <text:list-level-style-bullet text:level="9" text:bullet-char="">
        <style:list-level-properties/>
        <style:text-properties fo:font-family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Num27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8">
      <text:list-level-style-number text:level="1" style:num-suffix="." style:num-format="1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Num29">
      <text:list-level-style-number text:level="1" style:num-suffix=")" style:num-format="a">
        <style:list-level-properties/>
      </text:list-level-style-number>
      <text:list-level-style-number text:level="2" style:num-suffix="." style:num-format="a">
        <style:list-level-properties/>
      </text:list-level-style-number>
      <text:list-level-style-number text:level="3" style:num-suffix="." style:num-format="i" text:display-levels="2">
        <style:list-level-properties fo:text-align="end"/>
      </text:list-level-style-number>
      <text:list-level-style-number text:level="4" style:num-suffix="." style:num-format="1" text:display-levels="3">
        <style:list-level-properties/>
      </text:list-level-style-number>
      <text:list-level-style-number text:level="5" style:num-suffix="." style:num-format="a" text:display-levels="4">
        <style:list-level-properties/>
      </text:list-level-style-number>
      <text:list-level-style-number text:level="6" style:num-suffix="." style:num-format="i" text:display-levels="5">
        <style:list-level-properties fo:text-align="end"/>
      </text:list-level-style-number>
      <text:list-level-style-number text:level="7" style:num-suffix="." style:num-format="1" text:display-levels="6">
        <style:list-level-properties/>
      </text:list-level-style-number>
      <text:list-level-style-number text:level="8" style:num-suffix="." style:num-format="a" text:display-levels="7">
        <style:list-level-properties/>
      </text:list-level-style-number>
      <text:list-level-style-number text:level="9" style:num-suffix="." style:num-format="i" text:display-levels="8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Encabezado1">
      <style:paragraph-properties fo:margin-top="0cm" fo:margin-bottom="0cm" fo:line-height="100%"/>
      <style:text-properties fo:color="#999999" style:font-name="Arial" fo:font-size="10pt" style:font-size-asian="10pt" style:font-size-complex="10pt"/>
    </style:style>
    <style:style style:name="MP2" style:family="paragraph" style:parent-style-name="Encabezado1">
      <style:paragraph-properties fo:margin-top="0cm" fo:margin-bottom="0cm" fo:line-height="100%"/>
      <style:text-properties fo:color="#999999"/>
    </style:style>
    <style:style style:name="MP3" style:family="paragraph" style:parent-style-name="Pie_20_de_20_página1">
      <style:text-properties style:font-name="Arial" fo:font-size="10pt" style:font-size-asian="10pt" style:font-size-complex="10pt"/>
    </style:style>
    <style:style style:name="MT1" style:family="text">
      <style:text-properties fo:color="#999999"/>
    </style:style>
    <style:page-layout style:name="Mpm1">
      <style:page-layout-properties fo:page-width="21.001cm" fo:page-height="29.7cm" style:num-format="1" style:print-orientation="portrait" fo:margin-top="1.27cm" fo:margin-bottom="1.27cm" fo:margin-left="1.501cm" fo:margin-right="1.596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229cm" fo:margin-left="0cm" fo:margin-right="0cm" fo:margin-top="0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>Prácticas de Sistemas Operativos<text:tab/><text:tab/> <text:s text:c="7"/>Módulo II. Uso de los servicios del SO Linux mediante la API</text:p>
        <text:p text:style-name="MP2"/>
      </style:header>
      <style:footer>
        <text:p text:style-name="MP3"><text:span text:style-name="MT1">Sesión 1. Herramientas de administración básicas</text:span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creation-date>2011-10-05T09:46:35</meta:creation-date>
    <dc:date>2015-12-02T20:26:06</dc:date>
    <meta:print-date>2012-01-06T19:20:30.34</meta:print-date>
    <meta:editing-cycles>186</meta:editing-cycles>
    <meta:editing-duration>P1DT8S</meta:editing-duration>
    <dc:creator>jesus garcia</dc:creator>
    <meta:document-statistic meta:table-count="9" meta:image-count="1" meta:object-count="0" meta:page-count="3" meta:paragraph-count="52" meta:word-count="370" meta:character-count="2193"/>
    <meta:user-defined meta:name="Información 1"/>
    <meta:user-defined meta:name="Información 2"/>
    <meta:user-defined meta:name="Información 3"/>
    <meta:user-defined meta:name="Información 4"/>
  </office:meta>
</office:document-meta>
</file>